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81000000E0F1C4C2EC3266C46F.png" manifest:media-type="image/png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lbany1" svg:font-family="Albany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  <style:tab-stop style:position="0.1965in"/>
        </style:tab-stops>
      </style:paragraph-properties>
      <style:text-properties fo:color="#000000" style:font-name="Arial" fo:font-size="12pt" fo:font-style="normal" style:font-name-asian="Arial1" style:font-size-asian="12pt" style:font-style-asian="normal" style:font-name-complex="Arial1" style:font-size-complex="12pt"/>
    </style:style>
    <style:style style:name="P2" style:family="paragraph" style:parent-style-name="Standard">
      <style:paragraph-properties>
        <style:tab-stops>
          <style:tab-stop style:position="0in"/>
          <style:tab-stop style:position="0.1965in"/>
        </style:tab-stops>
      </style:paragraph-properties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margin-left="0.5in" fo:margin-right="0in" fo:text-indent="0in" style:auto-text-indent="false">
        <style:tab-stops>
          <style:tab-stop style:position="0in"/>
          <style:tab-stop style:position="0.1965in"/>
        </style:tab-stops>
      </style:paragraph-properties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1965in"/>
        </style:tab-stops>
      </style:paragraph-properties>
      <style:text-properties fo:color="#000000" style:font-name="Arial" fo:font-size="12pt" fo:font-style="normal" style:font-name-asian="Arial1" style:font-size-asian="12pt" style:font-style-asian="normal" style:font-name-complex="Arial1" style:font-size-complex="12pt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1965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fo:font-variant="small-caps" fo:color="#000000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 style:master-page-name="First_20_Page">
      <style:paragraph-properties style:page-number="1" fo:break-before="auto" fo:break-after="auto">
        <style:tab-stops>
          <style:tab-stop style:position="0in"/>
          <style:tab-stop style:position="0.1965in"/>
        </style:tab-stops>
      </style:paragraph-properties>
      <style:text-properties fo:color="#000000" style:font-name="Arial" fo:font-size="10pt" fo:font-style="normal" style:font-name-asian="Arial1" style:font-size-asian="10pt" style:font-style-asian="normal" style:font-name-complex="Arial1" style:font-size-complex="10pt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color="#000000" style:font-name="Arial" fo:font-size="12pt" fo:font-style="normal" style:font-name-asian="Arial1" style:font-size-asian="12pt" style:font-style-asian="normal" style:font-name-complex="Arial1" style:font-size-complex="12pt"/>
    </style:style>
    <style:style style:name="T3" style:family="text">
      <style:text-properties fo:color="#000000" style:text-position="super 58%" style:font-name="Arial" fo:font-size="12pt" fo:font-style="normal" style:font-name-asian="Arial1" style:font-size-asian="12pt" style:font-style-asian="normal" style:font-name-complex="Arial1" style:font-size-complex="12pt"/>
    </style:style>
    <style:style style:name="T4" style:family="text">
      <style:text-properties fo:color="#000000" style:text-position="0% 100%" style:font-name="Arial" fo:font-size="12pt" fo:font-style="normal" style:font-name-asian="Arial1" style:font-size-asian="12pt" style:font-style-asian="normal" style:font-name-complex="Arial1" style:font-size-complex="12pt"/>
    </style:style>
    <style:style style:name="T5" style:family="text">
      <style:text-properties fo:color="#000000" style:text-line-through-style="none" style:text-line-through-type="none" style:font-name="Arial" fo:font-size="12pt" fo:font-style="normal" style:font-name-asian="Arial1" style:font-size-asian="12pt" style:font-style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italic" style:text-underline-style="none" fo:font-weight="normal" style:font-name-asian="Arial1" style:font-size-asian="14pt" style:font-style-asian="italic" style:font-weight-asian="normal" style:font-name-complex="Arial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4pt" fo:font-style="italic" style:text-underline-style="none" fo:font-weight="normal" style:font-size-asian="14pt" style:font-style-asian="italic" style:font-weight-asian="normal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" fo:font-size="14pt" fo:font-style="normal" fo:font-weight="normal" style:font-name-asian="Times1" style:font-size-asian="14pt" style:font-style-asian="normal" style:font-weight-asian="normal" style:font-name-complex="Times1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" fo:font-size="14pt" fo:font-style="italic" style:text-underline-style="none" fo:font-weight="normal" style:font-name-asian="Times1" style:font-size-asian="14pt" style:font-style-asian="italic" style:font-weight-asian="normal" style:font-name-complex="Times1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" fo:font-size="18pt" fo:font-style="normal" style:text-underline-style="none" fo:font-weight="normal" style:font-name-asian="Times1" style:font-size-asian="18pt" style:font-style-asian="normal" style:font-weight-asian="normal" style:font-name-complex="Times1" style:font-size-complex="18pt"/>
    </style:style>
    <style:style style:name="T16" style:family="text">
      <style:text-properties fo:font-variant="small-caps" fo:color="#000000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 style:parent-style-name="Frame">
      <style:graphic-properties draw:stroke="solid" svg:stroke-width="0.0102in" svg:stroke-color="#000000" draw:stroke-linejoin="round" draw:fill="solid" draw:fill-color="#ffffff" draw:textarea-vertical-align="top" draw:auto-grow-height="false" fo:min-height="0.298in" fo:min-width="1.4791in" fo:padding-top="0.0591in" fo:padding-bottom="0.0591in" fo:padding-left="0.0591in" fo:padding-right="0.0591in" fo:wrap-option="wrap" fo:margin-left="0.0791in" fo:margin-right="0.0791in" fo:margin-top="0.0791in" fo:margin-bottom="0.0791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round" draw:fill="solid" draw:fill-color="#ffffff" draw:textarea-vertical-align="top" draw:auto-grow-height="false" fo:min-height="0.298in" fo:min-width="1.8728in" fo:padding-top="0.0591in" fo:padding-bottom="0.0591in" fo:padding-left="0.0591in" fo:padding-right="0.0591in" fo:wrap-option="wrap" fo:margin-left="0.0791in" fo:margin-right="0.0791in" fo:margin-top="0.0791in" fo:margin-bottom="0.0791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98in" fo:min-width="1.8728in" fo:padding-top="0.0591in" fo:padding-bottom="0.0591in" fo:padding-left="0.0591in" fo:padding-right="0.059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298in" fo:min-width="1.4791in" fo:padding-top="0.0591in" fo:padding-bottom="0.0591in" fo:padding-left="0.0591in" fo:padding-right="0.059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<text:span text:style-name="T1">Boletín 1. Python</text:span></text:p>
      <text:p text:style-name="P1"/>
      <text:p text:style-name="P2"><text:span text:style-name="T2">1. Escribir o resultado das seguintes expresións:</text:span></text:p>
      <text:p text:style-name="P1"/>
      <text:p text:style-name="P4"><text:span text:style-name="T2">a) ((3 + 2) % 2 – 15) / 2 * 5=</text:span><text:span text:style-name="T1"> -35.0</text:span></text:p>
      <text:p text:style-name="P4"><text:span text:style-name="T2">b) (6 + (6) / 7) + 35 / 2 -8 * 5 / 4 * 2 = 4.357142857142858</text:span></text:p>
      <text:p text:style-name="P4"><text:span text:style-name="T2">c) 3 + 6 * 14 % 3 = 3</text:span></text:p>
      <text:p text:style-name="P4"><text:span text:style-name="T2">d) 8 + 7 * 3 + 4 * 6 /2 % 4 = 29.0</text:span></text:p>
      <text:p text:style-name="P4"><text:span text:style-name="T2">e) 27 % 4 +15 / 4 = </text:span></text:p>
      <text:p text:style-name="P4"><text:span text:style-name="T2">f) 37 / 4</text:span><text:span text:style-name="T3">2 </text:span><text:span text:style-name="T4"><text:s/>- 2 = -1.119</text:span></text:p>
      <text:p text:style-name="P4"><text:span text:style-name="T2">g) 9 * 2 / 3 * 25 * 3 = 450</text:span></text:p>
      <text:p text:style-name="P4"><text:span text:style-name="T2">h) (7 * 3 – 4 * 4) * 2 / 4 * 2 = </text:span></text:p>
      <text:p text:style-name="P5"/>
      <text:p text:style-name="P6"><text:span text:style-name="T2">2. Cales dos seguintes nomes de variables non son válidos?</text:span></text:p>
      <text:p text:style-name="P5"/>
      <text:p text:style-name="P4"><text:span text:style-name="T2">a) Salto- mortal , salto_mortal, salto + mortal, 2salto, “salto”</text:span></text:p>
      <text:p text:style-name="P4"><text:span text:style-name="T2">b) cantidade total, cant_total, cant5, cantidadeTotal</text:span></text:p>
      <text:p text:style-name="P5"/>
      <text:p text:style-name="P6"><text:span text:style-name="T2">3. Expresar, utilizando operadores aritméticos, as seguintes expresións</text:span></text:p>
      <text:p text:style-name="P6"><text:span text:style-name="T2">a)</text:span><draw:frame draw:style-name="fr3" text:anchor-type="as-char" svg:width="0.3583in" svg:height="0.392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<text:tab/><text:tab/><text:tab/>b) </text:span><draw:frame draw:style-name="fr3" text:anchor-type="as-char" svg:width="0.3917in" svg:height="0.8102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2"><text:s text:c="18"/>c) </text:span><draw:frame draw:style-name="fr3" text:anchor-type="as-char" svg:width="0.3736in" svg:height="0.3929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6"><text:span text:style-name="T2">d) </text:span><draw:frame draw:style-name="fr3" text:anchor-type="as-char" svg:width="0.4563in" svg:height="0.3929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2"><text:s text:c="24"/>e) </text:span><draw:frame draw:style-name="fr3" text:anchor-type="as-char" svg:width="0.3756in" svg:height="0.6016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2"><text:s text:c="17"/>f) </text:span><draw:frame draw:style-name="fr3" text:anchor-type="as-char" svg:width="0.5665in" svg:height="0.3929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/>
      <text:p text:style-name="P5"/>
      <text:p text:style-name="P6"><text:span text:style-name="T2">g) </text:span><draw:frame draw:style-name="fr3" text:anchor-type="as-char" svg:width="0.7in" svg:height="0.472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/>
      <text:p text:style-name="P6"><text:span text:style-name="T2">4. Avalia as seguintes expresións:</text:span></text:p>
      <text:p text:style-name="P5"/>
      <text:p text:style-name="P4"><text:span text:style-name="T2">a) true </text:span><text:span text:style-name="T1">and</text:span><text:span text:style-name="T2"> true == false</text:span></text:p>
      <text:p text:style-name="P4"><text:span text:style-name="T2">b) </text:span><text:span text:style-name="T1">not </text:span><text:span text:style-name="T2">false == true</text:span></text:p>
      <text:p text:style-name="P4"><text:span text:style-name="T2">c) (true </text:span><text:span text:style-name="T1">and</text:span><text:span text:style-name="T2"> true) </text:span><text:span text:style-name="T1">or</text:span><text:span text:style-name="T2"> false == true</text:span></text:p>
      <text:p text:style-name="P4"><text:span text:style-name="T2">d) (false </text:span><text:span text:style-name="T1">or</text:span><text:span text:style-name="T2"> false) </text:span><text:span text:style-name="T1">and</text:span><text:span text:style-name="T2"> false != true</text:span></text:p>
      <text:p text:style-name="P4"><text:span text:style-name="T2">e) (</text:span><text:span text:style-name="T1">not</text:span><text:span text:style-name="T2">(true</text:span><text:span text:style-name="T1"> and </text:span><text:span text:style-name="T2">false)) == false</text:span></text:p>
      <text:p text:style-name="P4"><text:span text:style-name="T2">f) “12” + “12” == “24”</text:span></text:p>
      <text:p text:style-name="P4"><text:span text:style-name="T2">g) “34” + “43” == “3443”</text:span></text:p>
      <text:p text:style-name="P5"/>
      <text:p text:style-name="P5"/>
      <text:p text:style-name="P6"><text:span text:style-name="T2">5. Avaliar as seguintes espresións, tendo en conta que as variables <text:s/>teñen os valores:</text:span></text:p>
      <text:p text:style-name="P4"><text:span text:style-name="T2">a) i = 1, j = 0, k = </text:span><text:span text:style-name="T5">1 <text:tab/><text:tab/><text:tab/><text:tab/>i + k &lt;= j – k * 3 </text:span><text:span text:style-name="T1">and</text:span><text:span text:style-name="T5"> k &gt;= 2</text:span></text:p>
      <text:p text:style-name="P4"><text:span text:style-name="T2">b) i = 3, j = 2, k = -1<text:tab/><text:tab/><text:tab/><text:tab/>i == 3 </text:span><text:span text:style-name="T1">or</text:span><text:span text:style-name="T2"> j &lt;= 2 </text:span><text:span text:style-name="T1">and</text:span><text:span text:style-name="T2"> k &gt; 0</text:span></text:p>
      <text:p text:style-name="P4"><text:span text:style-name="T2">c) tipo = 10, rede = 7,5 <text:tab/><text:tab/><text:tab/>tipo &lt; rede + 1,5</text:span></text:p>
      <text:p text:style-name="P4"><text:span text:style-name="T2">d) ano = 1993<text:tab/><text:tab/><text:tab/><text:tab/>ano % 400 == 0</text:span></text:p>
      <text:p text:style-name="P4"><text:span text:style-name="T2">e) 3 == 2 </text:span><text:span text:style-name="T1">or</text:span><text:span text:style-name="T2"> 5 &gt; 1 + 1 </text:span></text:p>
      <text:p text:style-name="P4"><text:span text:style-name="T2">f ) 5 – 2 &gt; 4</text:span><text:span text:style-name="T1"> and</text:span><text:span text:style-name="T2"> </text:span><text:span text:style-name="T1">not</text:span><text:span text:style-name="T2">(0,5 == 1 / 5)</text:span></text:p>
      <text:p text:style-name="P4"><text:span text:style-name="T2">g) a = 2, b = 5, c = 6, d = 10<text:tab/><text:tab/>a &gt;= b </text:span><text:span text:style-name="T1">or</text:span><text:span text:style-name="T2"> a &gt;= c </text:span><text:span text:style-name="T1">and</text:span><text:span text:style-name="T2"> a &lt;d</text:span></text:p>
      <text:p text:style-name="P4"><text:span text:style-name="T2">h) a = 2, b = 5, c = 6, d = 10<text:tab/><text:tab/>a + b &lt; c </text:span><text:span text:style-name="T1">and</text:span><text:span text:style-name="T2"> a + c &lt; d </text:span><text:span text:style-name="T1">or</text:span><text:span text:style-name="T2"> 2 * a &lt; a + b</text:span></text:p>
      <text:p text:style-name="P4"><text:span text:style-name="T2">i) <text:s/>a = 2, b = 5, c = 6, d = 10<text:tab/><text:tab/>!(a * b &lt; d) </text:span><text:span text:style-name="T1">and</text:span><text:span text:style-name="T2"> !(a * b &lt; c) </text:span><text:span text:style-name="T1">or</text:span><text:span text:style-name="T2"> b + c &lt;= 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lbany1" svg:font-family="Albany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s" fo:country="ES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24pt" fo:font-style="normal" style:text-underline-style="none" fo:font-weight="bold" style:font-name-asian="Times1" style:font-family-asian="Times" style:font-family-generic-asian="system" style:font-pitch-asian="variable" style:font-size-asian="24pt" style:font-style-asian="normal" style:font-weight-asian="bold" style:font-name-complex="Times1" style:font-family-complex="Times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8pt" fo:font-style="normal" style:text-underline-style="none" fo:font-weight="bold" style:font-name-asian="Times1" style:font-family-asian="Times" style:font-family-generic-asian="system" style:font-pitch-asian="variable" style:font-size-asian="18pt" style:font-style-asian="normal" style:font-weight-asian="bold" style:font-name-complex="Times1" style:font-family-complex="Times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4pt" fo:font-style="normal" style:text-underline-style="none" fo:font-weight="bold" style:font-name-asian="Times1" style:font-family-asian="Times" style:font-family-generic-asian="system" style:font-pitch-asian="variable" style:font-size-asian="14pt" style:font-style-asian="normal" style:font-weight-asian="bold" style:font-name-complex="Times1" style:font-family-complex="Times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2pt" fo:font-style="normal" style:text-underline-style="none" fo:font-weight="bold" style:font-name-asian="Times1" style:font-family-asian="Times" style:font-family-generic-asian="system" style:font-pitch-asian="variable" style:font-size-asian="12pt" style:font-style-asian="normal" style:font-weight-asian="bold" style:font-name-complex="Times1" style:font-family-complex="Times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1pt" fo:font-style="normal" style:text-underline-style="none" fo:font-weight="bold" style:font-name-asian="Times1" style:font-family-asian="Times" style:font-family-generic-asian="system" style:font-pitch-asian="variable" style:font-size-asian="11pt" style:font-style-asian="normal" style:font-weight-asian="bold" style:font-name-complex="Times1" style:font-family-complex="Times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0pt" fo:font-style="normal" style:text-underline-style="none" fo:font-weight="bold" style:font-name-asian="Times1" style:font-family-asian="Times" style:font-family-generic-asian="system" style:font-pitch-asian="variable" style:font-size-asian="10pt" style:font-style-asian="normal" style:font-weight-asian="bold" style:font-name-complex="Times1" style:font-family-complex="Times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lbany" fo:font-family="Albany" style:font-family-generic="roman" style:font-pitch="variable" fo:font-size="14pt" fo:font-style="normal" style:text-underline-style="none" fo:font-weight="normal" style:font-name-asian="Albany1" style:font-family-asian="Albany" style:font-family-generic-asian="system" style:font-pitch-asian="variable" style:font-size-asian="14pt" style:font-style-asian="normal" style:font-weight-asian="normal" style:font-name-complex="Albany1" style:font-family-complex="Albany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lbany" fo:font-family="Albany" style:font-family-generic="roman" style:font-pitch="variable" fo:font-size="14pt" fo:font-style="italic" style:text-underline-style="none" fo:font-weight="normal" style:font-name-asian="Albany1" style:font-family-asian="Albany" style:font-family-generic-asian="system" style:font-pitch-asian="variable" style:font-size-asian="14pt" style:font-style-asian="italic" style:font-weight-asian="normal" style:font-name-complex="Albany1" style:font-family-complex="Albany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MP3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MP10" style:family="paragraph" style:parent-style-name="Standard">
      <style:paragraph-properties fo:line-height="150%" fo:text-align="end" style:justify-single-word="false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fo:font-variant="small-caps" fo:color="#000000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italic" style:text-underline-style="none" fo:font-weight="normal" style:font-name-asian="Arial1" style:font-size-asian="14pt" style:font-style-asian="italic" style:font-weight-asian="normal" style:font-name-complex="Arial1" style:font-size-complex="14pt"/>
    </style:style>
    <style:style style:name="MT6" style:family="text">
      <style:text-properties fo:font-variant="normal" fo:text-transform="none" fo:color="#000000" style:text-line-through-style="none" style:text-line-through-type="none" style:text-position="0% 100%" fo:font-size="14pt" fo:font-style="italic" style:text-underline-style="none" fo:font-weight="normal" style:font-size-asian="14pt" style:font-style-asian="italic" style:font-weight-asian="normal" style:font-size-complex="14pt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" fo:font-size="14pt" fo:font-style="normal" fo:font-weight="normal" style:font-name-asian="Times1" style:font-size-asian="14pt" style:font-style-asian="normal" style:font-weight-asian="normal" style:font-name-complex="Times1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T9" style:family="text">
      <style:text-properties fo:font-variant="small-caps" fo:color="#000000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MT10" style:family="text">
      <style:text-properties fo:font-variant="small-caps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top"/>
    </style:style>
    <style:style style:name="M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98in" fo:min-width="1.4791in" fo:padding-top="0.0591in" fo:padding-bottom="0.0591in" fo:padding-left="0.0591in" fo:padding-right="0.059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298in" fo:min-width="1.8728in" fo:padding-top="0.0591in" fo:padding-bottom="0.0591in" fo:padding-left="0.0591in" fo:padding-right="0.059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Frame">
      <style:graphic-properties draw:stroke="solid" svg:stroke-width="0.0102in" svg:stroke-color="#000000" draw:stroke-linejoin="round" draw:fill="solid" draw:fill-color="#ffffff" draw:textarea-vertical-align="top" draw:auto-grow-height="false" fo:min-height="0.298in" fo:min-width="1.8728in" fo:padding-top="0.0591in" fo:padding-bottom="0.0591in" fo:padding-left="0.0591in" fo:padding-right="0.0591in" fo:wrap-option="wrap" fo:margin-left="0.0791in" fo:margin-right="0.0791in" fo:margin-top="0.0791in" fo:margin-bottom="0.0791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solid" svg:stroke-width="0.0102in" svg:stroke-color="#000000" draw:stroke-linejoin="round" draw:fill="solid" draw:fill-color="#ffffff" draw:textarea-vertical-align="top" draw:auto-grow-height="false" fo:min-height="0.298in" fo:min-width="1.4791in" fo:padding-top="0.0591in" fo:padding-bottom="0.0591in" fo:padding-left="0.0591in" fo:padding-right="0.0591in" fo:wrap-option="wrap" fo:margin-left="0.0791in" fo:margin-right="0.0791in" fo:margin-top="0.0791in" fo:margin-bottom="0.0791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543in" fo:margin-bottom="0.7874in" fo:margin-left="0.8272in" fo:margin-right="0.472in" fo:background-color="#ffffff" style:writing-mode="lr-tb" style:layout-grid-color="#c0c0c0" style:layout-grid-lines="2278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598in" fo:margin-left="0in" fo:margin-right="0in" fo:margin-bottom="1.2201in" style:dynamic-spacing="true"/>
      </style:header-style>
      <style:footer-style>
        <style:header-footer-properties fo:min-height="0.3228in" fo:margin-left="0in" fo:margin-right="0in" fo:margin-top="0.28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<text:tab/></text:span><text:span text:style-name="MT3"> </text:span><text:span text:style-name="MT1"><text:s text:c="3"/></text:span><draw:frame draw:style-name="Mfr1" draw:name="image1.png" text:anchor-type="char" svg:x="0.0319in" svg:y="-0.1764in" svg:width="2.9972in" svg:height="1.0472in" draw:z-index="0"><draw:image xlink:href="Pictures/1000020100000281000000E0F1C4C2EC3266C46F.png" xlink:type="simple" xlink:show="embed" xlink:actuate="onLoad" loext:mime-type="image/png"/></draw:frame></text:p>
        <text:p text:style-name="MP1"><text:span text:style-name="MT4"><text:tab/><text:tab/><text:tab/><text:tab/> <text:s text:c="4"/></text:span><text:span text:style-name="MT5">Ciclo.</text:span><text:span text:style-name="MT6">________________________________ <text:s text:c="3"/></text:span></text:p>
        <text:p text:style-name="MP2"><draw:frame draw:style-name="Mfr2" draw:name="Frame1" text:anchor-type="paragraph" svg:x="5.2083in" svg:y="0.0417in" svg:width="1.5972in" svg:height="0.4161in" draw:z-index="0"><draw:text-box><text:p text:style-name="MP3"><text:span text:style-name="MT7">Nota:______</text:span></text:p></draw:text-box></draw:frame><draw:custom-shape text:anchor-type="paragraph" draw:z-index="4" draw:name="Image1" draw:style-name="Mgr1" draw:text-style-name="MP4" svg:width="1.5969in" svg:height="0.4157in" svg:x="5.2083in" svg:y="0.0417in"><text:p text:style-name="MP3"><text:span text:style-name="MT7">Nota:____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2" text:anchor-type="paragraph" svg:x="3.1807in" svg:y="0.0417in" svg:width="1.9909in" svg:height="0.4161in" draw:z-index="0"><draw:text-box><text:p text:style-name="MP3"><text:span text:style-name="MT7">Alumna/o:_________</text:span></text:p></draw:text-box></draw:frame><draw:custom-shape text:anchor-type="paragraph" draw:z-index="3" draw:name="Image2" draw:style-name="Mgr2" draw:text-style-name="MP4" svg:width="1.9906in" svg:height="0.4157in" svg:x="3.1807in" svg:y="0.0417in"><text:p text:style-name="MP3"><text:span text:style-name="MT7">Alumna/o:_______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3" text:anchor-type="paragraph" svg:x="-0.0043in" svg:y="-0.0043in" svg:width="1.9909in" svg:height="0.4161in" draw:z-index="0"><draw:text-box><text:p text:style-name="MP3"><text:span text:style-name="MT7">Alumna/o:_________</text:span></text:p></draw:text-box></draw:frame><draw:custom-shape text:anchor-type="paragraph" draw:z-index="2" draw:name="Image3" draw:style-name="Mgr3" draw:text-style-name="MP5" svg:width="1.9906in" svg:height="0.4157in" svg:x="-0.0043in" svg:y="-0.0043in"><text:p text:style-name="MP3"><text:span text:style-name="MT7">Alumna/o:_______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4" text:anchor-type="paragraph" svg:x="-0.0043in" svg:y="-0.0043in" svg:width="1.5972in" svg:height="0.4161in" draw:z-index="0"><draw:text-box><text:p text:style-name="MP3"><text:span text:style-name="MT7">Nota:______</text:span></text:p></draw:text-box></draw:frame><draw:custom-shape text:anchor-type="paragraph" draw:z-index="1" draw:name="Image4" draw:style-name="Mgr4" draw:text-style-name="MP5" svg:width="1.5969in" svg:height="0.4157in" svg:x="-0.0043in" svg:y="-0.0043in"><text:p text:style-name="MP3"><text:span text:style-name="MT7">Nota:____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6"/>
        <text:p text:style-name="MP6"/>
        <text:p text:style-name="MP7"/>
        <text:p text:style-name="MP8"><text:span text:style-name="MT8">Modulo: SI, EXAME: 3º Control 3ª avaliación Data: 28 / 5 de <text:s/>2024</text:span></text:p>
      </style:header>
      <style:header-left>
        <text:p text:style-name="MP1"><text:span text:style-name="MT5"><text:tab/><text:tab/> <text:s text:c="42"/></text:span><text:span text:style-name="MT6"><text:s/></text:span><text:span text:style-name="MT1"><text:tab/><text:tab/></text:span><text:span text:style-name="MT2"><text:tab/></text:span><text:span text:style-name="MT3"> </text:span><text:span text:style-name="MT1"><text:s text:c="3"/></text:span><draw:frame draw:style-name="Mfr1" draw:name="Image2" text:anchor-type="char" svg:x="0.0319in" svg:y="-0.1764in" svg:width="2.9972in" svg:height="1.0472in" draw:z-index="0"><draw:image xlink:href="Pictures/1000020100000281000000E0F1C4C2EC3266C46F.png" xlink:type="simple" xlink:show="embed" xlink:actuate="onLoad" loext:mime-type="image/png"/></draw:frame></text:p>
        <text:p text:style-name="MP9"/>
        <text:p text:style-name="MP9"/>
        <text:p text:style-name="MP9"/>
        <text:p text:style-name="MP1"><text:span text:style-name="MT4"><text:tab/><text:tab/><text:tab/><text:tab/> <text:s text:c="2"/></text:span><text:span text:style-name="MT8"><text:s/></text:span></text:p>
      </style:header-left>
      <style:footer>
        <text:p text:style-name="MP1"><text:span text:style-name="MT9">PO-08-F04 R00 22/04/18</text:span><text:span text:style-name="MT10"> </text:span></text:p>
      </style:footer>
      <style:footer-left>
        <text:p text:style-name="MP1"><text:span text:style-name="MT9">PO-08-F04 R00 22/04/18</text:span><text:span text:style-name="MT10"> </text:span></text:p>
      </style:footer-left>
    </style:master-page>
    <style:master-page style:name="First_20_Page" style:display-name="First Page" style:page-layout-name="Mpm1" style:next-style-name="Standard">
      <style:header>
        <text:p text:style-name="MP10"><draw:frame draw:style-name="Mfr3" draw:name="Image1" text:anchor-type="char" svg:x="-0.3543in" svg:y="-0.0126in" svg:width="2.5374in" svg:height="0.8902in" draw:z-index="0"><draw:image xlink:href="Pictures/1000020100000281000000E0F1C4C2EC3266C46F.png" xlink:type="simple" xlink:show="embed" xlink:actuate="onLoad" loext:mime-type="image/png"/></draw:frame></text:p>
        <text:p text:style-name="MP1"><text:span text:style-name="MT1"><text:s/></text:span></text:p>
        <text:p text:style-name="MP1"><text:span text:style-name="MT6"><text:s text:c="4"/></text:span></text:p>
        <text:p text:style-name="MP2"/>
        <text:p text:style-name="MP11"/>
        <text:p text:style-name="MP12"/>
      </style:header>
      <style:footer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7" meta:page-count="1" meta:paragraph-count="48" meta:word-count="408" meta:character-count="1706" meta:non-whitespace-character-count="1162"/>
    <meta:generator>LibreOfficeDev/6.0.5.2$Linux_X86_64 LibreOffice_project/</meta:generator>
    <meta:user-defined meta:name="Info 1">Info 1</meta:user-defined>
    <meta:user-defined meta:name="Info 2">Info 2</meta:user-defined>
    <meta:user-defined meta:name="Info 3">Info 3</meta:user-defined>
    <meta:user-defined meta:name="Info 4">Info 4</meta:user-defined>
  </office:meta>
</office:document-meta>
</file>

<file path=Object 10/content.xml><?xml version="1.0" encoding="utf-8"?>
<math xmlns="http://www.w3.org/1998/Math/MathML" display="block">
  <semantics>
    <mfrac>
      <mrow>
        <mi>m</mi>
        <mo stretchy="false">+</mo>
        <mi>n</mi>
      </mrow>
      <mrow>
        <mi>p</mi>
        <mo stretchy="false">+</mo>
        <mfrac>
          <mi>q</mi>
          <mi>r</mi>
        </mfrac>
      </mrow>
    </mfrac>
    <annotation encoding="StarMath 5.0">{m+n} over {p+ {q} over {r}}</annotation>
  </semantics>
</math>
</file>

<file path=Object 12/content.xml><?xml version="1.0" encoding="utf-8"?>
<math xmlns="http://www.w3.org/1998/Math/MathML" display="block">
  <semantics>
    <mrow>
      <mfrac>
        <mi>m</mi>
        <mi>n</mi>
      </mfrac>
      <mrow>
        <mo fence="true" stretchy="true">(</mo>
        <mrow>
          <mrow>
            <mi>p</mi>
            <mo stretchy="false">+</mo>
            <mi>q</mi>
          </mrow>
        </mrow>
        <mo fence="true" stretchy="true">)</mo>
      </mrow>
    </mrow>
    <annotation encoding="StarMath 5.0">{m} over {n} left (p+q right )</annotation>
  </semantics>
</math>
</file>

<file path=Object 14/content.xml><?xml version="1.0" encoding="utf-8"?>
<math xmlns="http://www.w3.org/1998/Math/MathML" display="block">
  <semantics>
    <mfrac>
      <mrow>
        <mi>n</mi>
        <msup>
          <mrow>
            <mo fence="true" stretchy="true">(</mo>
            <mrow>
              <mrow>
                <mn>1</mn>
                <mo stretchy="false">+</mo>
                <mi>i</mi>
              </mrow>
            </mrow>
            <mo fence="true" stretchy="true">)</mo>
          </mrow>
          <mi>t</mi>
        </msup>
        <mi>⋅</mi>
        <mi>i</mi>
      </mrow>
      <mrow>
        <msup>
          <mrow>
            <mo fence="true" stretchy="true">(</mo>
            <mrow>
              <mrow>
                <mn>1</mn>
                <mo stretchy="false">+</mo>
                <mi>i</mi>
              </mrow>
            </mrow>
            <mo fence="true" stretchy="true">)</mo>
          </mrow>
          <mi>t</mi>
        </msup>
        <mi>−</mi>
        <mn>1</mn>
        <mi>˙</mi>
      </mrow>
    </mfrac>
    <annotation encoding="StarMath 5.0">{n {left (1+i right )} ^ {t} ⋅ i} over {{left (1+i right )} ^ {t} −1 ˙}</annotation>
  </semantics>
</math>
</file>

<file path=Object 2/content.xml><?xml version="1.0" encoding="utf-8"?>
<math xmlns="http://www.w3.org/1998/Math/MathML" display="block">
  <semantics>
    <mfrac>
      <mrow>
        <mi>m</mi>
        <mo stretchy="false">+</mo>
        <mi>n</mi>
      </mrow>
      <mi>n</mi>
    </mfrac>
    <annotation encoding="StarMath 5.0">{m+n} over {n}</annotation>
  </semantics>
</math>
</file>

<file path=Object 4/content.xml><?xml version="1.0" encoding="utf-8"?>
<math xmlns="http://www.w3.org/1998/Math/MathML" display="block">
  <semantics>
    <mfrac>
      <mfrac>
        <mrow>
          <mi>m</mi>
          <mo stretchy="false">+</mo>
          <mi>n</mi>
        </mrow>
        <mi>p</mi>
      </mfrac>
      <mfrac>
        <mrow>
          <mi>p</mi>
          <mi>−</mi>
          <mi>r</mi>
        </mrow>
        <mi>s</mi>
      </mfrac>
    </mfrac>
    <annotation encoding="StarMath 5.0">{{m+n} over {p}} over {{p−r} over {s}}</annotation>
  </semantics>
</math>
</file>

<file path=Object 6/content.xml><?xml version="1.0" encoding="utf-8"?>
<math xmlns="http://www.w3.org/1998/Math/MathML" display="block">
  <semantics>
    <mfrac>
      <mrow>
        <mi>m</mi>
        <mo stretchy="false">+</mo>
        <mn>4</mn>
      </mrow>
      <mrow>
        <mi>p</mi>
        <mi>−</mi>
        <mi>q</mi>
      </mrow>
    </mfrac>
    <annotation encoding="StarMath 5.0">{m+4} over {p−q}</annotation>
  </semantics>
</math>
</file>

<file path=Object 8/content.xml><?xml version="1.0" encoding="utf-8"?>
<math xmlns="http://www.w3.org/1998/Math/MathML" display="block">
  <semantics>
    <mfrac>
      <mrow>
        <mi>c</mi>
        <mi>∗</mi>
        <mi>r</mi>
        <mi>∗</mi>
        <mi>t</mi>
      </mrow>
      <mn>100</mn>
    </mfrac>
    <annotation encoding="StarMath 5.0">{c ∗ r ∗ t} over {100}</annotation>
  </semantics>
</math>
</file>